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009cm" fo:margin-right="0cm" fo:margin-top="0cm" fo:margin-bottom="0.242cm" fo:line-height="106%" fo:text-align="start" style:justify-single-word="false" fo:text-indent="0cm" style:auto-text-indent="false"/>
    </style:style>
    <style:style style:name="P3" style:family="paragraph" style:parent-style-name="Standard">
      <style:paragraph-properties fo:margin-left="0.009cm" fo:margin-right="0cm" fo:margin-top="0cm" fo:margin-bottom="0.242cm" fo:line-height="106%" fo:text-align="center" style:justify-single-word="false" fo:text-indent="0cm" style:auto-text-indent="false"/>
    </style:style>
    <style:style style:name="P4" style:family="paragraph" style:parent-style-name="Standard">
      <style:paragraph-properties fo:margin-left="0.009cm" fo:margin-right="0cm" fo:margin-top="0cm" fo:margin-bottom="0.242cm" fo:line-height="106%" fo:text-align="center" style:justify-single-word="false" fo:text-indent="0cm" style:auto-text-indent="false"/>
      <style:text-properties fo:font-size="16pt" fo:font-weight="bold" style:font-size-asian="16pt" style:font-weight-asian="bold" style:font-size-complex="12pt" style:font-weight-complex="bold"/>
    </style:style>
    <style:style style:name="P5" style:family="paragraph" style:parent-style-name="Standard">
      <style:paragraph-properties fo:margin-left="0.009cm" fo:margin-right="0cm" fo:margin-top="0cm" fo:margin-bottom="0.282cm" fo:line-height="106%" fo:text-align="start" style:justify-single-word="false" fo:text-indent="0cm" style:auto-text-indent="false"/>
      <style:text-properties fo:font-size="22pt" fo:font-weight="bold" style:font-size-asian="22pt" style:font-weight-asian="bold"/>
    </style:style>
    <style:style style:name="P6" style:family="paragraph" style:parent-style-name="Standard">
      <style:paragraph-properties fo:margin-top="0cm" fo:margin-bottom="0.282cm" fo:line-height="106%" fo:text-align="end" style:justify-single-word="false"/>
    </style:style>
    <style:style style:name="P7" style:family="paragraph" style:parent-style-name="Standard">
      <style:paragraph-properties fo:margin-left="0cm" fo:margin-right="0.004cm" fo:line-height="106%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0.004cm" fo:line-height="106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.004cm" fo:line-height="106%" fo:text-indent="0cm" style:auto-text-indent="false"/>
      <style:text-properties fo:color="#000000" style:font-size-complex="10pt"/>
    </style:style>
    <style:style style:name="P10" style:family="paragraph" style:parent-style-name="Standard">
      <style:paragraph-properties fo:margin-left="0cm" fo:margin-right="0.004cm" fo:line-height="106%" fo:text-align="center" style:justify-single-word="false" fo:text-indent="0cm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.018cm" fo:margin-right="0.004cm" fo:line-height="106%" fo:text-align="end" style:justify-single-word="false" fo:text-indent="-0.018cm" style:auto-text-indent="false"/>
    </style:style>
    <style:style style:name="P12" style:family="paragraph" style:parent-style-name="Standard">
      <style:paragraph-properties fo:margin-left="0.018cm" fo:margin-right="0.004cm" fo:line-height="106%" fo:text-align="end" style:justify-single-word="false" fo:text-indent="-0.018cm" style:auto-text-indent="false"/>
      <style:text-properties fo:color="#000000" style:font-size-complex="10pt"/>
    </style:style>
    <style:style style:name="P13" style:family="paragraph" style:parent-style-name="Standard">
      <style:paragraph-properties fo:margin-left="0cm" fo:margin-right="0cm" fo:text-indent="1.251cm" style:auto-text-indent="false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1.249cm" style:auto-text-indent="false" fo:background-color="#ffffff">
        <style:background-image/>
      </style:paragraph-properties>
    </style:style>
    <style:style style:name="P15" style:family="paragraph" style:parent-style-name="Standard" style:master-page-name="First_20_Page">
      <style:paragraph-properties fo:text-align="center" style:justify-single-word="false" style:page-number="auto"/>
    </style:style>
    <style:style style:name="P16" style:family="paragraph" style:parent-style-name="Heading_20_1">
      <style:paragraph-properties fo:margin-left="0cm" fo:margin-right="0cm" fo:text-indent="1.249cm" style:auto-text-indent="false"/>
    </style:style>
    <style:style style:name="P17" style:family="paragraph" style:parent-style-name="Footer">
      <style:paragraph-properties fo:text-align="center" style:justify-single-word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2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1pt" style:font-size-asian="11pt"/>
    </style:style>
    <style:style style:name="T5" style:family="text">
      <style:text-properties fo:color="#1a1a1a" style:font-name="Arial1" fo:font-weight="bold" style:font-weight-asian="bold" style:font-name-complex="Arial2" style:font-size-complex="14pt"/>
    </style:style>
    <style:style style:name="T6" style:family="text">
      <style:text-properties fo:color="#1a1a1a" fo:font-size="14pt" fo:font-weight="normal" style:font-size-asian="14pt" style:font-weight-asian="normal" style:font-name-complex="Times New Roman1" style:font-size-complex="14pt"/>
    </style:style>
    <style:style style:name="T7" style:family="text">
      <style:text-properties style:font-name-asian="Calibri1"/>
    </style:style>
    <style:style style:name="T8" style:family="text">
      <style:text-properties fo:color="#000000" style:font-size-complex="10pt"/>
    </style:style>
    <style:style style:name="T9" style:family="text">
      <style:text-properties style:font-name-complex="Times New Roman1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Times New Roman1" style:font-size-complex="14pt"/>
    </style:style>
    <style:style style:name="T12" style:family="text">
      <style:text-properties style:font-name-asian="Times New Roman1" style:language-asian="ru" style:country-asian="RU" style:font-name-complex="Times New Roman1" style:font-size-complex="14pt"/>
    </style:style>
    <style:style style:name="T13" style:family="text">
      <style:text-properties style:font-name-asian="Times New Roman1" style:language-asian="ru" style:country-asian="RU" style:font-name-complex="Times New Roman1" style:font-size-complex="14pt" style:font-weight-complex="bold"/>
    </style:style>
    <style:style style:name="T14" style:family="text">
      <style:text-properties fo:language="ru" fo:country="RU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-start text:name="_Toc96381984"/><text:bookmark-start text:name="_Toc96381611"/><text:bookmark-start text:name="_Toc95774128"/><text:bookmark-start text:name="_Toc94724420"/><text:bookmark-start text:name="_Toc94724023"/><text:bookmark-start text:name="_Toc93707243"/><text:bookmark-start text:name="_Toc93706795"/><text:bookmark-start text:name="_Toc87212694"/><text:bookmark-start text:name="_Toc96458440"/><text:span text:style-name="T1">Детский технопарк </text:span><text:bookmark-end text:name="_Toc96458440"/><text:span text:style-name="T1">«Альтаир»</text:span></text:p>
      <text:p text:style-name="P1"><text:bookmark-start text:name="_Toc96458441"/><text:span text:style-name="T1">(РТУ МИРЭА</text:span><text:bookmark-end text:name="_Toc87212694"/><text:span text:style-name="T1">)</text:span><text:bookmark-end text:name="_Toc96381984"/><text:bookmark-end text:name="_Toc96381611"/><text:bookmark-end text:name="_Toc95774128"/><text:bookmark-end text:name="_Toc94724420"/><text:bookmark-end text:name="_Toc94724023"/><text:bookmark-end text:name="_Toc93707243"/><text:bookmark-end text:name="_Toc93706795"/><text:bookmark-end text:name="_Toc96458441"/></text:p>
      <text:p text:style-name="Standard"/>
      <text:p text:style-name="Standard"/>
      <text:p text:style-name="P2"><text:span text:style-name="T4"><text:s/></text:span></text:p>
      <text:p text:style-name="P2"><text:span text:style-name="T4"><text:s/></text:span></text:p>
      <text:p text:style-name="P2"/>
      <text:p text:style-name="P2"><text:span text:style-name="T4"><text:s/></text:span></text:p>
      <text:p text:style-name="P3"><text:span text:style-name="T4"><text:s/></text:span><text:span text:style-name="T2">«ОСНОВЫ ПРОМЫШЛЕННОГО ПРОГРАММИРОВАНИЯ»</text:span></text:p>
      <text:p text:style-name="P4"/>
      <text:p text:style-name="P1"><text:span text:style-name="T1">ОПИСАНИЕ ПРОЕКТА</text:span></text:p>
      <text:p text:style-name="P1"><text:bookmark-start text:name="_GoBack"/><text:span text:style-name="T1">«Игра стратегия</text:span><text:span text:style-name="T5">“BattleBase”</text:span><text:span text:style-name="T1">»</text:span></text:p>
      <text:p text:style-name="P5"><text:bookmark-end text:name="_GoBack"/></text:p>
      <text:p text:style-name="P5"/>
      <text:p text:style-name="P5"/>
      <text:p text:style-name="P6"><text:span text:style-name="T7">Рябов Дмитрий</text:span></text:p>
      <text:p text:style-name="P6"><text:span text:style-name="T7">Кугушева Полина Ивановна</text:span></text:p>
      <text:p text:style-name="P7">---------------------------------------</text:p>
      <text:p text:style-name="P7">Ученики группы 4</text:p>
      <text:p text:style-name="P7">---------------------------------------</text:p>
      <text:p text:style-name="P7">Руководитель: Борисов Артём Игоревич</text:p>
      <text:p text:style-name="P7">---------------------------------------</text:p>
      <text:p text:style-name="P11">Преподаватель Детского технопарка "Альтаир" <text:span text:style-name="T8">РТУ МИРЭА</text:span></text:p>
      <text:p text:style-name="P12"/>
      <text:p text:style-name="P9"/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8"><text:span text:style-name="T3">Москва, 2024</text:span></text:p>
      <text:list xml:id="list2983187267723810297" text:style-name="Outline">
        <text:list-item>
          <text:h text:style-name="Heading_20_1" text:outline-level="1">Название проекта</text:h>
        </text:list-item>
        <text:list-item>
          <text:h text:style-name="P16" text:outline-level="1"><text:soft-page-break/><text:span text:style-name="T6">Игра стратегия “BattleBase”</text:span></text:h>
        </text:list-item>
        <text:list-item>
          <text:h text:style-name="Heading_20_1" text:outline-level="1">Идея проекта</text:h>
        </text:list-item>
      </text:list>
      <text:p text:style-name="P13">Разработка 2<text:span text:style-name="T10">D</text:span> игры в жанре стратегия с боями, в которой у игрока будет определенная цель, ращрушить базу противника</text:p>
      <text:list xml:id="list43652223" text:continue-numbering="true" text:style-name="Outline">
        <text:list-item>
          <text:h text:style-name="Heading_20_1" text:outline-level="1">Описание работы проекта</text:h>
        </text:list-item>
      </text:list>
      <text:p text:style-name="Standard">Игра заключается в том, что пользователь играет за определенную команду, так называемые силы света. Игра происходит на поле, у каждой команды есть ратуша, которую надо защищать, цель игры разрушать ратушу противника. Так же на поле находятся различные постройки и декорации. В команде по мима пользователя есть боты-помощники, которые помогают ему в разрушении башни противника, в команде противника есть боты. Помощники после убийства, воскрешаются и идут воевать, это не зависит от команды, пользователь также может воскрешаться. Пользователь может <text:s text:c="2"/>героя за которого хочет играть. Также у пользователя будет целый арсенал оружия и он сможет его выбрать</text:p>
      <text:list xml:id="list43668678" text:continue-numbering="true" text:style-name="Outline">
        <text:list-item>
          <text:h text:style-name="Heading_20_1" text:outline-level="1">Актуальность</text:h>
        </text:list-item>
      </text:list>
      <text:p text:style-name="P14"><text:span text:style-name="T9">На данный моменте в киберспорте все чаще проводятся чемпионаты и матчи в жанре стратегии. Это неповторимая игра с захватывающей механикой и в уникальном 2</text:span><text:span text:style-name="T11">d </text:span><text:span text:style-name="T14">дизайне, который вам напомнит о старых, добрых играх</text:span><text:span text:style-name="T11">.</text:span><text:span text:style-name="T9"> Таким образом люди сплочаются, создают команды и развивают данный спорт. Играя в стратегии </text:span><text:span text:style-name="T13">развитие мышления и логики</text:span><text:span text:style-name="T12">, они помогают анализировать проблемы и искать решения. Стратегические игры обычно требуют умения принимать сложные решения, что позволяет развивать уверенность в своих способностях и умениях. 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50%" fo:text-align="justify" style:justify-single-word="false" fo:orphans="2" fo:widows="2" style:writing-mode="lr-tb"/>
      <style:text-properties style:use-window-font-color="true" style:font-name="Times New Roman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orphans="0" fo:widows="0"/>
      <style:text-properties fo:color="#000000" fo:font-size="16pt" fo:font-weight="bold" style:font-size-asian="16pt" style:font-weight-asian="bold" style:font-name-complex="F" style:font-size-complex="16pt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size="16pt" fo:font-weight="bold" style:font-size-asian="16pt" style:font-weight-asian="bold" style:font-name-complex="F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4pt" style:font-size-asian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ём борисов</meta:initial-creator>
    <meta:editing-cycles>2</meta:editing-cycles>
    <meta:creation-date>2024-12-01T19:41:00</meta:creation-date>
    <dc:date>2024-12-02T23:40:50.32</dc:date>
    <meta:editing-duration>P0D</meta:editing-duration>
    <meta:generator>OpenOffice/4.1.13$Win32 OpenOffice.org_project/4113m1$Build-9810</meta:generator>
    <meta:document-statistic meta:table-count="0" meta:image-count="0" meta:object-count="0" meta:page-count="2" meta:paragraph-count="25" meta:word-count="231" meta:character-count="17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